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CompletionEvent.setFault( QName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mpletionEvent.ProcessCompletion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mpletionEvent.ProcessCompletionEvent( QName faul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CompletionEvent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